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NodeSource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Nod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.cancel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NodeSource.get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CRNodeSource.JCRNodeSource( JCRNodeSource parent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NodeSource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NodeSource.getLastModifi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NodeSource.JCRNodeSource( JCRSourceFactory factory , Session session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CRNodeSource.getChildPath( String path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NodeSourc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.get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NodeSource.getMimeTyp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RSourceOutputStream.JCRSourceOutputStream( Node cont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.getContentLeng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NodeSource.getPa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NodeSource.makeColl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CRNode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RSourceOutputStream.ca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.getOut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RNodeSource.getContent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CRNodeSource.JCRNodeSource( JCRSourceFactory factory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RSourceOutputStream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Nod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.canCancel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SourceOutputStream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RNodeSource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Node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.is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NodeSourc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.getIn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